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penden</text:p>
      <text:p text:style-name="P2"/>
      <text:p text:style-name="P3"/>
      <text:p text:style-name="P3"/>
      <text:p text:style-name="P3"/>
      <text:p text:style-name="P3"/>
      <text:p text:style-name="P3">Hiermit bestätige ich, dass Gerhard Riener folgende Beträge an die angeführten Organisationen überwiesen hat. Diese Beträge stimmen mit den tatsächlich gespendeten Beträgen der TeilnehermInnen während des Experiments überein.</text:p>
      <text:p text:style-name="P3"/>
      <text:p text:style-name="P3">WWF <text:tab/><text:tab/><text:tab/>€ ______________</text:p>
      <text:p text:style-name="P3"/>
      <text:p text:style-name="P3">Brot für die Welt <text:tab/>€ ______________</text:p>
      <text:p text:style-name="P3"/>
      <text:p text:style-name="P3">DRK <text:tab/><text:tab/><text:tab/>€ ______________</text:p>
      <text:p text:style-name="P3"/>
      <text:p text:style-name="P3"/>
      <text:p text:style-name="P3"/>
      <text:p text:style-name="P3"/>
      <text:p text:style-name="P3"/>
      <text:p text:style-name="P3">Name (in Blockbuchstaben):_________________________________</text:p>
      <text:p text:style-name="P3"/>
      <text:p text:style-name="P3"/>
      <text:p text:style-name="P3">Jena, _________________________________________________</text:p>
      <text:p text:style-name="P3"><text:tab/><text:tab/><text:tab/><text:tab/><text:span text:style-name="T1">(Unterschrift)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GB" style:letter-kerning="true" style:font-name-asian="DejaVu Sans2" style:font-size-asian="10.5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Gerhard Riener</meta:initial-creator>
    <meta:creation-date>2008-10-12T15:59:55</meta:creation-date>
    <dc:date>2008-10-27T09:00:16</dc:date>
    <meta:printed-by>Gerhard Riener</meta:printed-by>
    <meta:print-date>2008-10-26T18:08:26</meta:print-date>
    <dc:language>en-GB</dc:language>
    <meta:editing-cycles>10</meta:editing-cycles>
    <meta:editing-duration>PT9H19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40" meta:character-count="445"/>
  </office:meta>
</office:document-meta>
</file>